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af" officeooo:paragraph-rsid="00190caf"/>
    </style:style>
    <style:style style:name="T1" style:family="text">
      <style:text-properties officeooo:rsid="0019626a"/>
    </style:style>
    <style:style style:name="T2" style:family="text">
      <style:text-properties officeooo:rsid="001a0f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cHening</text:p>
      <text:p text:style-name="P1"/>
      <text:p text:style-name="P1">Program do projektowania plandek.</text:p>
      <text:p text:style-name="P1"/>
      <text:p text:style-name="P1">Pomysł</text:p>
      <text:p text:style-name="P1">Pomysł polega na tym, że wczytujemy do programu plik STEP jako popularny format dla plików 3D. Wczytany obiekt możemy przybliżać obracać itp podobnie jak w programie freecad. <text:span text:style-name="T1">Następnie program znajduje wierzchołki bryły, takie punkty które są graniczne dla bryły następnie tworzy płaszczyzny na podstawie wyszukanych punktów. Ponieważ płaszczyzny te są zorientowanie odmiennie w przestrzeni program wyznacza ściany ograniczone liniami które powstały w wyniku przecinania się płaszczyzn. Uzyskana bryła jest przestawiona na siatce 2d z zachowaniem wymiarów i kątów powstałych ścian. Dodatkowo program automatycznie generuje wzmocnienia plandeki w miejscach najbardziej narażonych na przetarcie lub rozdarcie program do siatki dodaje naddatek w zależności czy plandeka ma być zszywana czy zgrzewana program generuje zapięcie plandeki na paski z klamrami dwóch typów albo klamra kamet albo grzechotka.</text:span></text:p>
      <text:p text:style-name="P1"/>
      <text:p text:style-name="P1">Program ma otwierać się oknem powitalnym na kształt tego jak w tej chwili otwiera się nowa Opera następnie mamy przejść do okna głównego będziemy mogli plik step i w głównym oknie będziemy mogli manipulować wczytanym obiektem to znaczy przybliżać się oddalać obracać go tak jak w tej chwili możemy to robić w programie free<text:span text:style-name="T2">cad</text:span> następnie trzeba będzie do menu w górze Gdzie będą ikony typowe dla tego programu dodać przycisk generuj plandekę w wyniku tego uruchomiona musi zostać funkcja która wyznacza <text:span text:style-name="T2">granicznie skrajne wierzchołki z </text:span>tych wierzchołków wyznacza płaszczyzny które tworzą ściany poprzez przecinanie na liniach poprzez przecinanie się tych płaszczyzn taka uproszczona bryła potem musi być przedstawiona w postaci siatki czyli rozłożenia na płaszczyźnie 2d kiedy klikniemy przycisk generuje plandekę A tą funkcję przeniesie nas do nowego okna w którym będziemy już mieli widok 2d wygenerowanej plandeki w drugim oknie musimy mieć również kilka przycisków zaopatrzonych w odpowiednie funkcje gdzie będziemy mogli poprzez wskazanie wskazać Gdzie umieścić Gdzie umieścić pasek z klamrą tą klamrę umieścić to znaczy klamrę camed albo grzechotkę będziemy mogli dodać w miejscu gdzie będzie łączona plandeka odpowiedni margines półtora centymetra na szczycie albo 2,5 cm na zgrzewanie na początku przy generowaniu plandeki w pierwszym oknie powinniśmy mieć jeszcze możliwość wyłączenia jednej ze ścian Jeżeli wyłączymy jedną ze ścian to wtedy musimy zdefiniować połączenie pomiędzy częścią górną a dolną połączenie na rzep to jak szeroki ma być rzep jednocześnie program tworzy wtedy dwa obiekty które na siebie nawzajem które można ze sobą złączyć przy pomocy </text:p>
      <text:p text:style-name="P1"/>
      <text:p text:style-name="P1">Po dokładnej analizie treści pliku `Założenia.txt` przedstawiam **plan ramowy i strategię postępowania** dla projektu **AutomaticHening** – programu do generowania wykrojów plandek z modeli 3D w formacie STEP.</text:p>
      <text:p text:style-name="P1"/>
      <text:p text:style-name="P1"/>
      <text:p text:style-name="P1">1. Analiza wymagań funkcjonalnych i niefunkcjonalnych</text:p>
      <text:p text:style-name="P1"/>
      <text:p text:style-name="P1">Wymagania funkcjonalne (kluczowe):</text:p>
      <text:p text:style-name="P1">1. Import plików STEP i ich wizualizacja 3D z możliwością interakcji (obrót, zoom, przesunięcie).</text:p>
      <text:p text:style-name="P1">2. Analiza geometrii bryły:</text:p>
      <text:p text:style-name="P1"><text:s text:c="3"/>- Wyznaczanie granicznych wierzchołków.</text:p>
      <text:p text:style-name="P1"><text:s text:c="3"/>- Tworzenie płaszczyzn na podstawie tych wierzchołków.</text:p>
      <text:p text:style-name="P1"><text:s text:c="3"/>- Wyznaczanie ścian ograniczonych przecięciami płaszczyzn.</text:p>
      <text:p text:style-name="P1"><text:s text:c="3"/>- Upraszczanie bryły do postaci wielościanu.</text:p>
      <text:p text:style-name="P1">3. Generowanie rozwinięcia 2D (siatki) z zachowaniem wymiarów i kątów.</text:p>
      <text:p text:style-name="P1">4. Dodawanie naddatków technologicznych:</text:p>
      <text:p text:style-name="P1"><text:soft-page-break/><text:s text:c="3"/>- 1.5 cm na szew szyty.</text:p>
      <text:p text:style-name="P1"><text:s text:c="3"/>- 2.5 cm na zgrzew.</text:p>
      <text:p text:style-name="P1">5. Automatyczne generowanie wzmocnień w miejscach narażonych na przecieranie/rozdarcie.</text:p>
      <text:p text:style-name="P1">6. Interaktywne definiowanie zapięć:</text:p>
      <text:p text:style-name="P1"><text:s text:c="3"/>- Klamra Kamet / Grzechotka.</text:p>
      <text:p text:style-name="P1"><text:s text:c="3"/>- Paski z klamrami – możliwość wskazania miejsca montażu.</text:p>
      <text:p text:style-name="P1">7. Opcja wyłączenia ściany – tworzenie połączenia na rzep (góra/dół), definiowanie szerokości rzepa.</text:p>
      <text:p text:style-name="P1">8. Interfejs użytkownika:</text:p>
      <text:p text:style-name="P1"><text:s text:c="3"/>- Okno powitalne (styl Opery).</text:p>
      <text:p text:style-name="P1"><text:s text:c="3"/>- Okno główne 3D (manipulacja modelem, menu z ikonami, przycisk „Generuj plandekę”).</text:p>
      <text:p text:style-name="P1"><text:s text:c="3"/>- Okno 2D do edycji rozwinięcia i dodawania zapięć.</text:p>
      <text:p text:style-name="P1"/>
      <text:p text:style-name="P1"/>
      <text:p text:style-name="P1">2. Architektura systemu – podział na moduły</text:p>
      <text:p text:style-name="P1"/>
      <text:p text:style-name="P1">Moduł A: Interfejs użytkownika (GUI)</text:p>
      <text:p text:style-name="P1">- Framework: Qt (PySide6) lub Electron + Three.js (web)</text:p>
      <text:p text:style-name="P1">- Komponenty:</text:p>
      <text:p text:style-name="P1"><text:s text:c="2"/>- `SplashWindow` – okno powitalne.</text:p>
      <text:p text:style-name="P1"><text:s text:c="2"/>- `Main3DWindow` – widok 3D z obsługą myszy (orbit, pan, zoom).</text:p>
      <text:p text:style-name="P1"><text:s text:c="2"/>- `Canvas2DWindow` – widok 2D rozwinięcia z możliwością interakcji (kliknięcia, rysowanie).</text:p>
      <text:p text:style-name="P1"><text:s text:c="2"/>- `Toolbars &amp; Menus` – przyciski generowania, zapisu, ustawień.</text:p>
      <text:p text:style-name="P1"/>
      <text:p text:style-name="P1">Moduł B: Przetwarzanie geometrii 3D</text:p>
      <text:p text:style-name="P1">- Biblioteki: OpenCASCADE (OCCT), PythonOCC, FreeCAD API (opcjonalnie).</text:p>
      <text:p text:style-name="P1">- Zadania:</text:p>
      <text:p text:style-name="P1"><text:s text:c="2"/>- Parsowanie pliku STEP.</text:p>
      <text:p text:style-name="P1"><text:s text:c="2"/>- Ekstrakcja wierzchołków i krawędzi.</text:p>
      <text:p text:style-name="P1"><text:s text:c="2"/>- Tworzenie płaszczyzn i wyznaczanie przecięć.</text:p>
      <text:p text:style-name="P1"><text:s text:c="2"/>- Upraszczanie siatki (np. algorytm convex hull lub alpha shape).</text:p>
      <text:p text:style-name="P1"><text:s text:c="2"/>- Rozwinięcie 3D → 2D z zachowaniem długości krawędzi (unfold).</text:p>
      <text:p text:style-name="P1"/>
      <text:p text:style-name="P1">Moduł C: Generowanie rozwinięcia i naddatków</text:p>
      <text:p text:style-name="P1">- Algorytm rozwinięcia: np. metoda drzewa rozpinającego (spanning tree) dla siatek wielościanów.</text:p>
      <text:p text:style-name="P1">- Dodawanie naddatków:</text:p>
      <text:p text:style-name="P1"><text:s text:c="2"/>- Marginesy na szwy/zgrzewy.</text:p>
      <text:p text:style-name="P1"><text:s text:c="2"/>- Automatyczne wzmocnienia (np. analiza kątów ostrych, długich krawędzi).</text:p>
      <text:p text:style-name="P1"/>
      <text:p text:style-name="P1">Moduł D: Edytor 2D i definiowanie zapięć</text:p>
      <text:p text:style-name="P1">- Biblioteka graficzna: PyQtGraph, Matplotlib (dla prostoty), lub własne canvas w Qt.</text:p>
      <text:p text:style-name="P1">- Funkcje:</text:p>
      <text:p text:style-name="P1"><text:s text:c="2"/>- Rysowanie rozwinięcia.</text:p>
      <text:p text:style-name="P1"><text:s text:c="2"/>- Dodawanie elementów (klamry, paski) poprzez wskazanie myszą.</text:p>
      <text:p text:style-name="P1"><text:s text:c="2"/>- Eksport do DXF, SVG, PDF.</text:p>
      <text:p text:style-name="P1"/>
      <text:p text:style-name="P1">### 🗃️ Moduł E: Zarządzanie projektem</text:p>
      <text:p text:style-name="P1">- Zapis/odczyt projektu (np. JSON + dane geometrii).</text:p>
      <text:p text:style-name="P1">- Historia operacji (undo/redo).</text:p>
      <text:p text:style-name="P1">- Eksport plików produkcyjnych.</text:p>
      <text:p text:style-name="P1"/>
      <text:p text:style-name="P1">---</text:p>
      <text:p text:style-name="P1"><text:soft-page-break/></text:p>
      <text:p text:style-name="P1">## 🛠️ 3. Technologie i narzędzia</text:p>
      <text:p text:style-name="P1"/>
      <text:p text:style-name="P1">| Warstwa | Technologia | Uzasadnienie |</text:p>
      <text:p text:style-name="P1">|--------|-------------|--------------|</text:p>
      <text:p text:style-name="P1">| GUI | PySide6 / Qt | Dojrzałe wsparcie dla 3D (Qt3D, QOpenGLWidget) i 2D |</text:p>
      <text:p text:style-name="P1">| 3D Engine | OpenCASCADE / PythonOCC | Obsługa STEP, operacje geometryczne |</text:p>
      <text:p text:style-name="P1">| Rozwinięcie 2D | Algorytm własny + `trimesh`, `shapely` | Przetwarzanie siatek i operacje 2D |</text:p>
      <text:p text:style-name="P1">| Rysowanie 2D | PyQtGraph / QPainter | Szybkie i elastyczne |</text:p>
      <text:p text:style-name="P1">| Eksport | `ezdxf`, `svgwrite`, `reportlab` | Formatowanie dla produkcji |</text:p>
      <text:p text:style-name="P1"/>
      <text:p text:style-name="P1">---</text:p>
      <text:p text:style-name="P1"/>
      <text:p text:style-name="P1">## 📅 4. Etapy realizacji (plan ramowy)</text:p>
      <text:p text:style-name="P1"/>
      <text:p text:style-name="P1">### Faza 0: Analiza i prototypowanie (1–2 tyg.)</text:p>
      <text:p text:style-name="P1">- Testowanie bibliotek do STEP i rozwinięć (PythonOCC, FreeCAD Python API).</text:p>
      <text:p text:style-name="P1">- Weryfikacja wykonalności rozwinięcia brył wielościennych.</text:p>
      <text:p text:style-name="P1"/>
      <text:p text:style-name="P1">### Faza 1: Aplikacja podstawowa (3–4 tyg.)</text:p>
      <text:p text:style-name="P1">- GUI powitalne i główne.</text:p>
      <text:p text:style-name="P1">- Wczytywanie STEP i wyświetlanie modelu 3D.</text:p>
      <text:p text:style-name="P1">- Podstawowa manipulacja widokiem.</text:p>
      <text:p text:style-name="P1"/>
      <text:p text:style-name="P1">### Faza 2: Przetwarzanie geometrii (4–6 tyg.)</text:p>
      <text:p text:style-name="P1">- Ekstrakcja wierzchołków i ścian.</text:p>
      <text:p text:style-name="P1">- Upraszczanie bryły.</text:p>
      <text:p text:style-name="P1">- Rozwinięcie do 2D.</text:p>
      <text:p text:style-name="P1"/>
      <text:p text:style-name="P1">### Faza 3: Generowanie plandeki (2–3 tyg.)</text:p>
      <text:p text:style-name="P1">- Dodawanie naddatków.</text:p>
      <text:p text:style-name="P1">- Automatyczne wzmocnienia.</text:p>
      <text:p text:style-name="P1">- Obsługa wyłączenia ściany i rzepa.</text:p>
      <text:p text:style-name="P1"/>
      <text:p text:style-name="P1">### Faza 4: Edytor 2D i zapięcia (3–4 tyg.)</text:p>
      <text:p text:style-name="P1">- Rysowanie rozwinięcia.</text:p>
      <text:p text:style-name="P1">- Interaktywne dodawanie klamer/pasków.</text:p>
      <text:p text:style-name="P1">- Eksport do DXF.</text:p>
      <text:p text:style-name="P1"/>
      <text:p text:style-name="P1">### Faza 5: Testy i optymalizacja (2–3 tyg.)</text:p>
      <text:p text:style-name="P1">- Testy na rzeczywistych modelach.</text:p>
      <text:p text:style-name="P1">- Optymalizacja wydajności.</text:p>
      <text:p text:style-name="P1"/>
      <text:p text:style-name="P1">---</text:p>
      <text:p text:style-name="P1"/>
      <text:p text:style-name="P1">## ⚠️ 5. Wyzwania techniczne i ryzyka</text:p>
      <text:p text:style-name="P1"/>
      <text:p text:style-name="P1">| Ryzyko | Opis | Środki zaradcze |</text:p>
      <text:p text:style-name="P1">|--------|------|-----------------|</text:p>
      <text:p text:style-name="P1">| Złożoność rozwinięcia 3D→2D | Nie każda bryła daje się rozwinąć bez deformacji | Ograniczenie do brył wypukłych lub quasi-wypukłych |</text:p>
      <text:p text:style-name="P1">| Dokładność wymiarowa | Błędy zaokrągleń w STEP | Stosowanie tolerancji geometrycznych |</text:p>
      <text:p text:style-name="P1"><text:soft-page-break/>| Automatyczne wzmocnienia | Trudność w wykrywaniu miejsc narażonych | Reguły oparte na kątach, długościach krawędzi |</text:p>
      <text:p text:style-name="P1">| Interfejs 3D w Pythonie | Wydajność przy dużych modelach | Użycie OpenCASCADE z akceleracją sprzętową |</text:p>
      <text:p text:style-name="P1"/>
      <text:p text:style-name="P1">---</text:p>
      <text:p text:style-name="P1"/>
      <text:p text:style-name="P1">## 🧪 6. Propozycja prototypu walidacyjnego</text:p>
      <text:p text:style-name="P1"/>
      <text:p text:style-name="P1">Zalecam stworzenie **minimalnego proof-of-concept**:</text:p>
      <text:p text:style-name="P1">- Wczytanie prostego pliku STEP (np. sześcian, prostopadłościan).</text:p>
      <text:p text:style-name="P1">- Wyznaczenie ścian i rozwinięcie do siatki 2D.</text:p>
      <text:p text:style-name="P1">- Zapis rozwinięcia jako DXF.</text:p>
      <text:p text:style-name="P1"/>
      <text:p text:style-name="P1">Po pomyślnym przejściu tego etapu można rozbudowywać funkcje o naddatki, wzmocnienia i GUI.</text:p>
      <text:p text:style-name="P1"/>
      <text:p text:style-name="P1">---</text:p>
      <text:p text:style-name="P1"/>
      <text:p text:style-name="P1">## 📌 Podsumowanie</text:p>
      <text:p text:style-name="P1"/>
      <text:p text:style-name="P1">Projekt **AutomaticHening** wymaga solidnej integracji przetwarzania geometrii 3D z interfejsem użytkownika. Kluczowe jest dobranie odpowiednich bibliotek i stopniowe budowanie funkcjonalności. Proponowana strategia zakłada iteracyjny rozwój, począwszy od podstawowego przetwarzania STEP, przez rozwinięcie 2D, aż po zaawansowane funkcje edycji i eksportu.</text:p>
      <text:p text:style-name="P1"/>
      <text:p text:style-name="P1">Jeśli chcesz, mogę przygotować szczegółowy diagram architektury, listę klas lub specyfikację API modułó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1:35:52.927086967</meta:creation-date>
    <dc:date>2026-04-19T21:44:26.862562343</dc:date>
    <meta:editing-duration>PT1H5M39S</meta:editing-duration>
    <meta:editing-cycles>4</meta:editing-cycles>
    <meta:generator>LibreOffice/25.8.5.2$Linux_X86_64 LibreOffice_project/580$Build-2</meta:generator>
    <meta:document-statistic meta:table-count="0" meta:image-count="0" meta:object-count="0" meta:page-count="4" meta:paragraph-count="110" meta:word-count="1156" meta:character-count="8067" meta:non-whitespace-character-count="6963"/>
  </office:meta>
</office:document-meta>
</file>